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officeooo:rsid="001422c8" officeooo:paragraph-rsid="001422c8" style:font-size-asian="16pt" style:font-size-complex="16pt"/>
    </style:style>
    <style:style style:name="P2" style:family="paragraph" style:parent-style-name="Standard">
      <style:paragraph-properties fo:text-align="start" style:justify-single-word="false"/>
      <style:text-properties fo:font-size="16pt" style:text-underline-style="solid" style:text-underline-width="auto" style:text-underline-color="font-color" officeooo:rsid="001422c8" officeooo:paragraph-rsid="001422c8" style:font-size-asian="16pt" style:font-size-complex="16pt"/>
    </style:style>
    <style:style style:name="P3" style:family="paragraph" style:parent-style-name="Standard">
      <style:paragraph-properties fo:text-align="start" style:justify-single-word="false"/>
      <style:text-properties fo:font-size="16pt" style:text-underline-style="solid" style:text-underline-width="auto" style:text-underline-color="font-color" officeooo:rsid="001482ec" officeooo:paragraph-rsid="001482ec" style:font-size-asian="16pt" style:font-size-complex="16pt"/>
    </style:style>
    <style:style style:name="P4" style:family="paragraph" style:parent-style-name="Standard">
      <style:paragraph-properties fo:text-align="start" style:justify-single-word="false"/>
      <style:text-properties fo:font-size="16pt" style:text-underline-style="none" officeooo:rsid="001422c8" officeooo:paragraph-rsid="001422c8" style:font-size-asian="16pt" style:font-size-complex="16pt"/>
    </style:style>
    <style:style style:name="P5" style:family="paragraph" style:parent-style-name="Standard">
      <style:paragraph-properties fo:text-align="justify" style:justify-single-word="false"/>
      <style:text-properties fo:font-size="16pt" style:text-underline-style="none" officeooo:rsid="001422c8" officeooo:paragraph-rsid="001422c8" style:font-size-asian="16pt" style:font-size-complex="16pt"/>
    </style:style>
    <style:style style:name="P6" style:family="paragraph" style:parent-style-name="Standard" style:list-style-name="L2">
      <style:paragraph-properties fo:text-align="start" style:justify-single-word="false"/>
      <style:text-properties fo:font-size="16pt" style:text-underline-style="none" officeooo:rsid="001482ec" officeooo:paragraph-rsid="001482ec" style:font-size-asian="16pt" style:font-size-complex="16pt"/>
    </style:style>
    <style:style style:name="P7" style:family="paragraph" style:parent-style-name="Standard">
      <style:paragraph-properties fo:text-align="start" style:justify-single-word="false"/>
      <style:text-properties fo:font-size="16pt" style:text-underline-style="none" officeooo:rsid="001482ec" officeooo:paragraph-rsid="001482ec" style:font-size-asian="16pt" style:font-size-complex="16pt"/>
    </style:style>
    <style:style style:name="P8" style:family="paragraph" style:parent-style-name="Standard">
      <style:paragraph-properties fo:text-align="start" style:justify-single-word="false"/>
      <style:text-properties fo:font-size="16pt" style:text-underline-style="none" officeooo:rsid="001482ec" officeooo:paragraph-rsid="0016402b" style:font-size-asian="16pt" style:font-size-complex="16pt"/>
    </style:style>
    <style:style style:name="P9" style:family="paragraph" style:parent-style-name="Standard" style:list-style-name="L1">
      <style:paragraph-properties fo:text-align="justify" style:justify-single-word="false"/>
      <style:text-properties fo:font-size="16pt" style:text-underline-style="none" officeooo:rsid="001482ec" officeooo:paragraph-rsid="001482ec" style:font-size-asian="16pt" style:font-size-complex="16pt"/>
    </style:style>
    <style:style style:name="P10" style:family="paragraph" style:parent-style-name="Standard">
      <style:paragraph-properties fo:text-align="justify" style:justify-single-word="false"/>
      <style:text-properties fo:font-size="16pt" style:text-underline-style="none" officeooo:rsid="001482ec" officeooo:paragraph-rsid="001482ec" style:font-size-asian="16pt" style:font-size-complex="16pt"/>
    </style:style>
    <style:style style:name="P11" style:family="paragraph" style:parent-style-name="Standard" style:list-style-name="L3">
      <style:paragraph-properties fo:text-align="justify" style:justify-single-word="false"/>
      <style:text-properties fo:font-size="16pt" style:text-underline-style="none" officeooo:rsid="001482ec" officeooo:paragraph-rsid="001482ec" style:font-size-asian="16pt" style:font-size-complex="16pt"/>
    </style:style>
    <style:style style:name="P12" style:family="paragraph" style:parent-style-name="Standard" style:list-style-name="L4">
      <style:paragraph-properties fo:text-align="start" style:justify-single-word="false"/>
      <style:text-properties fo:font-size="14pt" style:text-underline-style="solid" style:text-underline-width="auto" style:text-underline-color="font-color" officeooo:rsid="001482ec" officeooo:paragraph-rsid="001482ec" style:font-size-asian="14pt" style:font-size-complex="14pt"/>
    </style:style>
    <style:style style:name="P13" style:family="paragraph" style:parent-style-name="Standard">
      <style:paragraph-properties fo:text-align="start" style:justify-single-word="false"/>
      <style:text-properties fo:font-size="14pt" style:text-underline-style="none" officeooo:rsid="001482ec" officeooo:paragraph-rsid="001482ec" style:font-size-asian="14pt" style:font-size-complex="14pt"/>
    </style:style>
    <style:style style:name="T1" style:family="text">
      <style:text-properties fo:font-style="italic" fo:background-color="#ff3333" loext:char-shading-value="0" style:font-style-asian="italic" style:font-style-complex="italic"/>
    </style:style>
    <style:style style:name="T2" style:family="text">
      <style:text-properties officeooo:rsid="001482ec"/>
    </style:style>
    <style:style style:name="T3" style:family="text">
      <style:text-properties fo:background-color="#ff3333" loext:char-shading-value="0"/>
    </style:style>
    <style:style style:name="T4"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croprocessors: Project Report</text:p>
      <text:p text:style-name="P1"/>
      <text:p text:style-name="P2">Implementation</text:p>
      <text:p text:style-name="P4"/>
      <text:p text:style-name="P4">1. Memory Organization <text:span text:style-name="T1">TODO</text:span></text:p>
      <text:p text:style-name="P4"/>
      <text:p text:style-name="P5">2. Processor: the processor unit <text:span text:style-name="T2">handles the flow of instructions. It connects reservation stations, reorder buffer, instruction fetch unit and the register file. In each clock cycle, the processor:</text:span></text:p>
      <text:list xml:id="list1027297080787521887" text:style-name="L1">
        <text:list-item>
          <text:p text:style-name="P9">allows the InstructionFetch unit to fetch a new instruction (if it has already been read from memory) and add it to the instruction queue.</text:p>
        </text:list-item>
        <text:list-item>
          <text:p text:style-name="P9">issues new instruction from the queue front if there are reservation stations and reorder buffer entries available for them taking into consideration the pipeline width.</text:p>
        </text:list-item>
        <text:list-item>
          <text:p text:style-name="P9">executes instructions whose operands are ready.</text:p>
        </text:list-item>
        <text:list-item>
          <text:p text:style-name="P9">write result for instructions that finished their execution stage.</text:p>
        </text:list-item>
        <text:list-item>
          <text:p text:style-name="P9">commit the head entry of the reorder buffer if it's ready.</text:p>
        </text:list-item>
      </text:list>
      <text:p text:style-name="P4"/>
      <text:p text:style-name="P4">3. Simulation <text:span text:style-name="T1">TODO</text:span></text:p>
      <text:list xml:id="list1077385292554464036" text:style-name="L2">
        <text:list-item>
          <text:p text:style-name="P6">The user is allowed to provide the simulator inputs. Then the assembly program provided is parsed to machine language and stored in memory in the specified address. Then the simulators creates a processor instance and runs simulation cycle by cycle.</text:p>
        </text:list-item>
      </text:list>
      <text:p text:style-name="P4"/>
      <text:p text:style-name="P3">Bonus features added</text:p>
      <text:list xml:id="list7347890046452637137" text:style-name="L3">
        <text:list-item>
          <text:p text:style-name="P11">The user can provide an assembly program.</text:p>
        </text:list-item>
        <text:list-item>
          <text:p text:style-name="P11">Unit Testing with a coverage test 99%</text:p>
        </text:list-item>
      </text:list>
      <text:p text:style-name="P10"/>
      <text:p text:style-name="P3">Team Work:<text:span text:style-name="T4"> </text:span></text:p>
      <text:p text:style-name="P3"><text:span text:style-name="T4">Pair/Triple programming</text:span></text:p>
      <text:list xml:id="list1524719719682955329" text:style-name="L4">
        <text:list-item>
          <text:p text:style-name="P12"><text:span text:style-name="T4">Soliman/Teefa/Kammola: Memory Organization</text:span></text:p>
        </text:list-item>
        <text:list-item>
          <text:p text:style-name="P12"><text:span text:style-name="T4">Teefa/Kammola: Unit Testing/Parser</text:span></text:p>
        </text:list-item>
        <text:list-item>
          <text:p text:style-name="P12"><text:span text:style-name="T4">Soliman/Teefa/Kammola/Sagheer: Processor units (reservation stations, reorder buffer, processor, integration... etc)</text:span></text:p>
        </text:list-item>
      </text:list>
      <text:p text:style-name="P13"/>
      <text:p text:style-name="P7">3. A user guide including a full simulation example step-‐‐by-‐‐step with snapshots. <text:span text:style-name="T3">TODO</text:span></text:p>
      <text:p text:style-name="P7">4. A list of programs (and associated data if any) you simulated. You should at least</text:p>
      <text:p text:style-name="P7"><text:soft-page-break/>provide 3 programs. The programs must cover all instructions supported and one <text:span text:style-name="T3">TODO</text:span></text:p>
      <text:p text:style-name="P7">of them at least must have a loop.</text:p>
      <text:p text:style-name="P8">5. The hardware configurations (including memory hierarchy configurations) you used to simulate each program and the results obtained from each simulation. You must simulate each program with at least two different configurations. <text:span text:style-name="T3">TODO</text:span></text:p>
      <text:p text:style-name="P8">6. A brief discussion of the obtained results. <text:span text:style-name="T3">TO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8T13:27:32.187553223</meta:creation-date>
    <dc:date>2016-11-28T14:01:52.296372153</dc:date>
    <meta:editing-duration>PT19S</meta:editing-duration>
    <meta:editing-cycles>1</meta:editing-cycles>
    <meta:document-statistic meta:table-count="0" meta:image-count="0" meta:object-count="0" meta:page-count="2" meta:paragraph-count="25" meta:word-count="295" meta:character-count="1936" meta:non-whitespace-character-count="1669"/>
    <meta:generator>LibreOffice/4.2.8.2$Linux_X86_64 LibreOffice_project/420m0$Build-2</meta:generator>
  </office:meta>
</office:document-meta>
</file>